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igmoid_para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g de h</text:p>
          </table:table-cell>
          <table:table-cell office:value-type="string" calcext:value-type="string">
            <text:p>Log 1-h</text:p>
          </table:table-cell>
          <table:table-cell office:value-type="string" calcext:value-type="string">
            <text:p>COSTO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heta1</text:p>
          </table:table-cell>
          <table:table-cell office:value-type="string" calcext:value-type="string">
            <text:p>theta2</text:p>
          </table:table-cell>
          <table:table-cell office:value-type="string" calcext:value-type="string">
            <text:p>theta1reg</text:p>
          </table:table-cell>
          <table:table-cell office:value-type="string" calcext:value-type="string">
            <text:p>thet2re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.28735528717884" calcext:value-type="float">
            <text:p>2.2873552872</text:p>
          </table:table-cell>
          <table:table-cell office:value-type="float" office:value="0.890807904293129" calcext:value-type="float">
            <text:p>0.8908079043</text:p>
          </table:table-cell>
          <table:table-cell office:value-type="float" office:value="0" calcext:value-type="float">
            <text:p>0</text:p>
          </table:table-cell>
          <table:table-cell table:formula="of:=0.25*[.B2]+0.5*[.C2]-0.5*[.D2]" office:value-type="float" office:value="0.948273691442857" calcext:value-type="float">
            <text:p>0.9482736914</text:p>
          </table:table-cell>
          <table:table-cell table:formula="of:=1/(1+EXP(-[.F2]))" office:value-type="float" office:value="0.720767870941434" calcext:value-type="float">
            <text:p>0.7207678709</text:p>
          </table:table-cell>
          <table:table-cell table:formula="of:=LOG([.G2];EXP(1))" office:value-type="float" office:value="-0.327438147847069" calcext:value-type="float">
            <text:p>-0.3274381478</text:p>
          </table:table-cell>
          <table:table-cell table:formula="of:=LOG(1-[.G2];EXP(1))" office:value-type="float" office:value="-1.27571183928993" calcext:value-type="float">
            <text:p>-1.2757118393</text:p>
          </table:table-cell>
          <table:table-cell table:formula="of:=-1*[.E2]*[.H2]-(1-[.E2])*[.I2]" office:value-type="float" office:value="1.27571183928993" calcext:value-type="float">
            <text:p>1.2757118393</text:p>
          </table:table-cell>
          <table:table-cell table:formula="of:=([.G2]-[.E2])*[.B2]" office:value-type="float" office:value="0.720767870941434" calcext:value-type="float">
            <text:p>0.7207678709</text:p>
          </table:table-cell>
          <table:table-cell table:formula="of:=([.G2]-[.E2])*[.C2]" office:value-type="float" office:value="1.64865220042653" calcext:value-type="float">
            <text:p>1.6486522004</text:p>
          </table:table-cell>
          <table:table-cell table:formula="of:=([.G2]-[.E2])*[.D2]" office:value-type="float" office:value="0.642065716595159" calcext:value-type="float">
            <text:p>0.6420657166</text:p>
          </table:table-cell>
          <table:table-cell table:formula="of:=[.L2]+((0.1/20)*0.5)" office:value-type="float" office:value="1.65115220042653" calcext:value-type="float">
            <text:p>1.6511522004</text:p>
          </table:table-cell>
          <table:table-cell table:formula="of:=[.M2]+((0.1/20)*-0.5)" office:value-type="float" office:value="0.639565716595159" calcext:value-type="float">
            <text:p>0.639565716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.47172667200482" calcext:value-type="float">
            <text:p>2.471726672</text:p>
          </table:table-cell>
          <table:table-cell office:value-type="float" office:value="-0.686110141149843" calcext:value-type="float">
            <text:p>-0.6861101411</text:p>
          </table:table-cell>
          <table:table-cell office:value-type="float" office:value="0" calcext:value-type="float">
            <text:p>0</text:p>
          </table:table-cell>
          <table:table-cell table:formula="of:=0.25*[.B3]+0.5*[.C3]-0.5*[.D3]" office:value-type="float" office:value="1.82891840657733" calcext:value-type="float">
            <text:p>1.8289184066</text:p>
          </table:table-cell>
          <table:table-cell table:formula="of:=1/(1+EXP(-[.F3]))" office:value-type="float" office:value="0.861632827853376" calcext:value-type="float">
            <text:p>0.8616328279</text:p>
          </table:table-cell>
          <table:table-cell table:formula="of:=LOG([.G3];EXP(1))" office:value-type="float" office:value="-0.148926052828904" calcext:value-type="float">
            <text:p>-0.1489260528</text:p>
          </table:table-cell>
          <table:table-cell table:formula="of:=LOG(1-[.G3];EXP(1))" office:value-type="float" office:value="-1.97784445940623" calcext:value-type="float">
            <text:p>-1.9778444594</text:p>
          </table:table-cell>
          <table:table-cell table:formula="of:=-1*[.E3]*[.H3]-(1-[.E3])*[.I3]" office:value-type="float" office:value="1.97784445940623" calcext:value-type="float">
            <text:p>1.9778444594</text:p>
          </table:table-cell>
          <table:table-cell table:formula="of:=([.G3]-[.E3])*[.B3]" office:value-type="float" office:value="0.861632827853376" calcext:value-type="float">
            <text:p>0.8616328279</text:p>
          </table:table-cell>
          <table:table-cell table:formula="of:=([.G3]-[.E3])*[.C3]" office:value-type="float" office:value="2.12972084208013" calcext:value-type="float">
            <text:p>2.1297208421</text:p>
          </table:table-cell>
          <table:table-cell table:formula="of:=([.G3]-[.E3])*[.D3]" office:value-type="float" office:value="-0.591175021137818" calcext:value-type="float">
            <text:p>-0.5911750211</text:p>
          </table:table-cell>
          <table:table-cell table:formula="of:=[.L3]+((0.1/20)*0.5)" office:value-type="float" office:value="2.13222084208013" calcext:value-type="float">
            <text:p>2.1322208421</text:p>
          </table:table-cell>
          <table:table-cell table:formula="of:=[.M3]+((0.1/20)*-0.5)" office:value-type="float" office:value="-0.593675021137818" calcext:value-type="float">
            <text:p>-0.59367502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383603953541131" calcext:value-type="float">
            <text:p>0.3836039535</text:p>
          </table:table-cell>
          <table:table-cell office:value-type="float" office:value="-1.63222168697868" calcext:value-type="float">
            <text:p>-1.632221687</text:p>
          </table:table-cell>
          <table:table-cell office:value-type="float" office:value="1" calcext:value-type="float">
            <text:p>1</text:p>
          </table:table-cell>
          <table:table-cell table:formula="of:=0.25*[.B4]+0.5*[.C4]-0.5*[.D4]" office:value-type="float" office:value="1.25791282025991" calcext:value-type="float">
            <text:p>1.2579128203</text:p>
          </table:table-cell>
          <table:table-cell table:formula="of:=1/(1+EXP(-[.F4]))" office:value-type="float" office:value="0.778666602173173" calcext:value-type="float">
            <text:p>0.7786666022</text:p>
          </table:table-cell>
          <table:table-cell table:formula="of:=LOG([.G4];EXP(1))" office:value-type="float" office:value="-0.250172306527681" calcext:value-type="float">
            <text:p>-0.2501723065</text:p>
          </table:table-cell>
          <table:table-cell table:formula="of:=LOG(1-[.G4];EXP(1))" office:value-type="float" office:value="-1.50808512678759" calcext:value-type="float">
            <text:p>-1.5080851268</text:p>
          </table:table-cell>
          <table:table-cell table:formula="of:=-1*[.E4]*[.H4]-(1-[.E4])*[.I4]" office:value-type="float" office:value="0.250172306527681" calcext:value-type="float">
            <text:p>0.2501723065</text:p>
          </table:table-cell>
          <table:table-cell table:formula="of:=([.G4]-[.E4])*[.B4]" office:value-type="float" office:value="-0.221333397826827" calcext:value-type="float">
            <text:p>-0.2213333978</text:p>
          </table:table-cell>
          <table:table-cell table:formula="of:=([.G4]-[.E4])*[.C4]" office:value-type="float" office:value="-0.084904366457063" calcext:value-type="float">
            <text:p>-0.0849043665</text:p>
          </table:table-cell>
          <table:table-cell table:formula="of:=([.G4]-[.E4])*[.D4]" office:value-type="float" office:value="0.361265171985627" calcext:value-type="float">
            <text:p>0.361265172</text:p>
          </table:table-cell>
          <table:table-cell table:formula="of:=[.L4]+((0.1/20)*0.5)" office:value-type="float" office:value="-0.082404366457063" calcext:value-type="float">
            <text:p>-0.0824043665</text:p>
          </table:table-cell>
          <table:table-cell table:formula="of:=[.M4]+((0.1/20)*-0.5)" office:value-type="float" office:value="0.358765171985627" calcext:value-type="float">
            <text:p>0.35876517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2.057202470728" calcext:value-type="float">
            <text:p>-2.0572024707</text:p>
          </table:table-cell>
          <table:table-cell office:value-type="float" office:value="-1.07767614117529" calcext:value-type="float">
            <text:p>-1.0776761412</text:p>
          </table:table-cell>
          <table:table-cell office:value-type="float" office:value="0" calcext:value-type="float">
            <text:p>0</text:p>
          </table:table-cell>
          <table:table-cell table:formula="of:=0.25*[.B5]+0.5*[.C5]-0.5*[.D5]" office:value-type="float" office:value="-0.239763164776358" calcext:value-type="float">
            <text:p>-0.2397631648</text:p>
          </table:table-cell>
          <table:table-cell table:formula="of:=1/(1+EXP(-[.F5]))" office:value-type="float" office:value="0.44034471587579" calcext:value-type="float">
            <text:p>0.4403447159</text:p>
          </table:table-cell>
          <table:table-cell table:formula="of:=LOG([.G5];EXP(1))" office:value-type="float" office:value="-0.820197413630554" calcext:value-type="float">
            <text:p>-0.8201974136</text:p>
          </table:table-cell>
          <table:table-cell table:formula="of:=LOG(1-[.G5];EXP(1))" office:value-type="float" office:value="-0.580434248854196" calcext:value-type="float">
            <text:p>-0.5804342489</text:p>
          </table:table-cell>
          <table:table-cell table:formula="of:=-1*[.E5]*[.H5]-(1-[.E5])*[.I5]" office:value-type="float" office:value="0.580434248854196" calcext:value-type="float">
            <text:p>0.5804342489</text:p>
          </table:table-cell>
          <table:table-cell table:formula="of:=([.G5]-[.E5])*[.B5]" office:value-type="float" office:value="0.44034471587579" calcext:value-type="float">
            <text:p>0.4403447159</text:p>
          </table:table-cell>
          <table:table-cell table:formula="of:=([.G5]-[.E5])*[.C5]" office:value-type="float" office:value="-0.905878237471695" calcext:value-type="float">
            <text:p>-0.9058782375</text:p>
          </table:table-cell>
          <table:table-cell table:formula="of:=([.G5]-[.E5])*[.D5]" office:value-type="float" office:value="-0.474548994191949" calcext:value-type="float">
            <text:p>-0.4745489942</text:p>
          </table:table-cell>
          <table:table-cell table:formula="of:=[.L5]+((0.1/20)*0.5)" office:value-type="float" office:value="-0.903378237471695" calcext:value-type="float">
            <text:p>-0.9033782375</text:p>
          </table:table-cell>
          <table:table-cell table:formula="of:=[.M5]+((0.1/20)*-0.5)" office:value-type="float" office:value="-0.477048994191949" calcext:value-type="float">
            <text:p>-0.477048994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2.60662643068508" calcext:value-type="float">
            <text:p>-2.6066264307</text:p>
          </table:table-cell>
          <table:table-cell office:value-type="float" office:value="0.467679878866506" calcext:value-type="float">
            <text:p>0.4676798789</text:p>
          </table:table-cell>
          <table:table-cell office:value-type="float" office:value="0" calcext:value-type="float">
            <text:p>0</text:p>
          </table:table-cell>
          <table:table-cell table:formula="of:=0.25*[.B6]+0.5*[.C6]-0.5*[.D6]" office:value-type="float" office:value="-1.28715315477579" calcext:value-type="float">
            <text:p>-1.2871531548</text:p>
          </table:table-cell>
          <table:table-cell table:formula="of:=1/(1+EXP(-[.F6]))" office:value-type="float" office:value="0.21633505868812" calcext:value-type="float">
            <text:p>0.2163350587</text:p>
          </table:table-cell>
          <table:table-cell table:formula="of:=LOG([.G6];EXP(1))" office:value-type="float" office:value="-1.5309268755321" calcext:value-type="float">
            <text:p>-1.5309268755</text:p>
          </table:table-cell>
          <table:table-cell table:formula="of:=LOG(1-[.G6];EXP(1))" office:value-type="float" office:value="-0.243773720756311" calcext:value-type="float">
            <text:p>-0.2437737208</text:p>
          </table:table-cell>
          <table:table-cell table:formula="of:=-1*[.E6]*[.H6]-(1-[.E6])*[.I6]" office:value-type="float" office:value="0.243773720756311" calcext:value-type="float">
            <text:p>0.2437737208</text:p>
          </table:table-cell>
          <table:table-cell table:formula="of:=([.G6]-[.E6])*[.B6]" office:value-type="float" office:value="0.21633505868812" calcext:value-type="float">
            <text:p>0.2163350587</text:p>
          </table:table-cell>
          <table:table-cell table:formula="of:=([.G6]-[.E6])*[.C6]" office:value-type="float" office:value="-0.563904681860263" calcext:value-type="float">
            <text:p>-0.5639046819</text:p>
          </table:table-cell>
          <table:table-cell table:formula="of:=([.G6]-[.E6])*[.D6]" office:value-type="float" office:value="0.101175554041839" calcext:value-type="float">
            <text:p>0.101175554</text:p>
          </table:table-cell>
          <table:table-cell table:formula="of:=[.L6]+((0.1/20)*0.5)" office:value-type="float" office:value="-0.561404681860263" calcext:value-type="float">
            <text:p>-0.5614046819</text:p>
          </table:table-cell>
          <table:table-cell table:formula="of:=[.M6]+((0.1/20)*-0.5)" office:value-type="float" office:value="0.0986755540418386" calcext:value-type="float">
            <text:p>0.0986755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0.759530071343971" calcext:value-type="float">
            <text:p>-0.7595300713</text:p>
          </table:table-cell>
          <table:table-cell office:value-type="float" office:value="1.5830531750947" calcext:value-type="float">
            <text:p>1.5830531751</text:p>
          </table:table-cell>
          <table:table-cell office:value-type="float" office:value="1" calcext:value-type="float">
            <text:p>1</text:p>
          </table:table-cell>
          <table:table-cell table:formula="of:=0.25*[.B7]+0.5*[.C7]-0.5*[.D7]" office:value-type="float" office:value="-0.921291623219335" calcext:value-type="float">
            <text:p>-0.9212916232</text:p>
          </table:table-cell>
          <table:table-cell table:formula="of:=1/(1+EXP(-[.F7]))" office:value-type="float" office:value="0.284694790279809" calcext:value-type="float">
            <text:p>0.2846947903</text:p>
          </table:table-cell>
          <table:table-cell table:formula="of:=LOG([.G7];EXP(1))" office:value-type="float" office:value="-1.25633758384763" calcext:value-type="float">
            <text:p>-1.2563375838</text:p>
          </table:table-cell>
          <table:table-cell table:formula="of:=LOG(1-[.G7];EXP(1))" office:value-type="float" office:value="-0.335045960628293" calcext:value-type="float">
            <text:p>-0.3350459606</text:p>
          </table:table-cell>
          <table:table-cell table:formula="of:=-1*[.E7]*[.H7]-(1-[.E7])*[.I7]" office:value-type="float" office:value="1.25633758384763" calcext:value-type="float">
            <text:p>1.2563375838</text:p>
          </table:table-cell>
          <table:table-cell table:formula="of:=([.G7]-[.E7])*[.B7]" office:value-type="float" office:value="-0.715305209720191" calcext:value-type="float">
            <text:p>-0.7153052097</text:p>
          </table:table-cell>
          <table:table-cell table:formula="of:=([.G7]-[.E7])*[.C7]" office:value-type="float" office:value="0.543295816971491" calcext:value-type="float">
            <text:p>0.543295817</text:p>
          </table:table-cell>
          <table:table-cell table:formula="of:=([.G7]-[.E7])*[.D7]" office:value-type="float" office:value="-1.13236618340933" calcext:value-type="float">
            <text:p>-1.1323661834</text:p>
          </table:table-cell>
          <table:table-cell table:formula="of:=[.L7]+((0.1/20)*0.5)" office:value-type="float" office:value="0.545795816971491" calcext:value-type="float">
            <text:p>0.545795817</text:p>
          </table:table-cell>
          <table:table-cell table:formula="of:=[.M7]+((0.1/20)*-0.5)" office:value-type="float" office:value="-1.13486618340933" calcext:value-type="float">
            <text:p>-1.134866183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7858747328384" calcext:value-type="float">
            <text:p>1.7858747328</text:p>
          </table:table-cell>
          <table:table-cell office:value-type="float" office:value="1.24297468276458" calcext:value-type="float">
            <text:p>1.2429746828</text:p>
          </table:table-cell>
          <table:table-cell office:value-type="float" office:value="1" calcext:value-type="float">
            <text:p>1</text:p>
          </table:table-cell>
          <table:table-cell table:formula="of:=0.25*[.B8]+0.5*[.C8]-0.5*[.D8]" office:value-type="float" office:value="0.521450025036908" calcext:value-type="float">
            <text:p>0.521450025</text:p>
          </table:table-cell>
          <table:table-cell table:formula="of:=1/(1+EXP(-[.F8]))" office:value-type="float" office:value="0.627486768103376" calcext:value-type="float">
            <text:p>0.6274867681</text:p>
          </table:table-cell>
          <table:table-cell table:formula="of:=LOG([.G8];EXP(1))" office:value-type="float" office:value="-0.466032694886372" calcext:value-type="float">
            <text:p>-0.4660326949</text:p>
          </table:table-cell>
          <table:table-cell table:formula="of:=LOG(1-[.G8];EXP(1))" office:value-type="float" office:value="-0.987482719923279" calcext:value-type="float">
            <text:p>-0.9874827199</text:p>
          </table:table-cell>
          <table:table-cell table:formula="of:=-1*[.E8]*[.H8]-(1-[.E8])*[.I8]" office:value-type="float" office:value="0.466032694886372" calcext:value-type="float">
            <text:p>0.4660326949</text:p>
          </table:table-cell>
          <table:table-cell table:formula="of:=([.G8]-[.E8])*[.B8]" office:value-type="float" office:value="-0.372513231896624" calcext:value-type="float">
            <text:p>-0.3725132319</text:p>
          </table:table-cell>
          <table:table-cell table:formula="of:=([.G8]-[.E8])*[.C8]" office:value-type="float" office:value="-0.665261968492151" calcext:value-type="float">
            <text:p>-0.6652619685</text:p>
          </table:table-cell>
          <table:table-cell table:formula="of:=([.G8]-[.E8])*[.D8]" office:value-type="float" office:value="-0.463024516242316" calcext:value-type="float">
            <text:p>-0.4630245162</text:p>
          </table:table-cell>
          <table:table-cell table:formula="of:=[.L8]+((0.1/20)*0.5)" office:value-type="float" office:value="-0.662761968492151" calcext:value-type="float">
            <text:p>-0.6627619685</text:p>
          </table:table-cell>
          <table:table-cell table:formula="of:=[.M8]+((0.1/20)*-0.5)" office:value-type="float" office:value="-0.465524516242316" calcext:value-type="float">
            <text:p>-0.465524516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.68935454363244" calcext:value-type="float">
            <text:p>2.6893545436</text:p>
          </table:table-cell>
          <table:table-cell office:value-type="float" office:value="-0.239889000627849" calcext:value-type="float">
            <text:p>-0.2398890006</text:p>
          </table:table-cell>
          <table:table-cell office:value-type="float" office:value="0" calcext:value-type="float">
            <text:p>0</text:p>
          </table:table-cell>
          <table:table-cell table:formula="of:=0.25*[.B9]+0.5*[.C9]-0.5*[.D9]" office:value-type="float" office:value="1.71462177213015" calcext:value-type="float">
            <text:p>1.7146217721</text:p>
          </table:table-cell>
          <table:table-cell table:formula="of:=1/(1+EXP(-[.F9]))" office:value-type="float" office:value="0.847434788835867" calcext:value-type="float">
            <text:p>0.8474347888</text:p>
          </table:table-cell>
          <table:table-cell table:formula="of:=LOG([.G9];EXP(1))" office:value-type="float" office:value="-0.165541388014385" calcext:value-type="float">
            <text:p>-0.165541388</text:p>
          </table:table-cell>
          <table:table-cell table:formula="of:=LOG(1-[.G9];EXP(1))" office:value-type="float" office:value="-1.88016316014453" calcext:value-type="float">
            <text:p>-1.8801631601</text:p>
          </table:table-cell>
          <table:table-cell table:formula="of:=-1*[.E9]*[.H9]-(1-[.E9])*[.I9]" office:value-type="float" office:value="1.88016316014453" calcext:value-type="float">
            <text:p>1.8801631601</text:p>
          </table:table-cell>
          <table:table-cell table:formula="of:=([.G9]-[.E9])*[.B9]" office:value-type="float" office:value="0.847434788835867" calcext:value-type="float">
            <text:p>0.8474347888</text:p>
          </table:table-cell>
          <table:table-cell table:formula="of:=([.G9]-[.E9])*[.C9]" office:value-type="float" office:value="2.27905259978794" calcext:value-type="float">
            <text:p>2.2790525998</text:p>
          </table:table-cell>
          <table:table-cell table:formula="of:=([.G9]-[.E9])*[.D9]" office:value-type="float" office:value="-0.203290284591108" calcext:value-type="float">
            <text:p>-0.2032902846</text:p>
          </table:table-cell>
          <table:table-cell table:formula="of:=[.L9]+((0.1/20)*0.5)" office:value-type="float" office:value="2.28155259978794" calcext:value-type="float">
            <text:p>2.2815525998</text:p>
          </table:table-cell>
          <table:table-cell table:formula="of:=[.M9]+((0.1/20)*-0.5)" office:value-type="float" office:value="-0.205790284591108" calcext:value-type="float">
            <text:p>-0.205790284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12025418960473" calcext:value-type="float">
            <text:p>1.1202541896</text:p>
          </table:table-cell>
          <table:table-cell office:value-type="float" office:value="-1.50219984314785" calcext:value-type="float">
            <text:p>-1.5021998431</text:p>
          </table:table-cell>
          <table:table-cell office:value-type="float" office:value="1" calcext:value-type="float">
            <text:p>1</text:p>
          </table:table-cell>
          <table:table-cell table:formula="of:=0.25*[.B10]+0.5*[.C10]-0.5*[.D10]" office:value-type="float" office:value="1.56122701637629" calcext:value-type="float">
            <text:p>1.5612270164</text:p>
          </table:table-cell>
          <table:table-cell table:formula="of:=1/(1+EXP(-[.F10]))" office:value-type="float" office:value="0.826529351342861" calcext:value-type="float">
            <text:p>0.8265293513</text:p>
          </table:table-cell>
          <table:table-cell table:formula="of:=LOG([.G10];EXP(1))" office:value-type="float" office:value="-0.190519849535094" calcext:value-type="float">
            <text:p>-0.1905198495</text:p>
          </table:table-cell>
          <table:table-cell table:formula="of:=LOG(1-[.G10];EXP(1))" office:value-type="float" office:value="-1.75174686591138" calcext:value-type="float">
            <text:p>-1.7517468659</text:p>
          </table:table-cell>
          <table:table-cell table:formula="of:=-1*[.E10]*[.H10]-(1-[.E10])*[.I10]" office:value-type="float" office:value="0.190519849535094" calcext:value-type="float">
            <text:p>0.1905198495</text:p>
          </table:table-cell>
          <table:table-cell table:formula="of:=([.G10]-[.E10])*[.B10]" office:value-type="float" office:value="-0.173470648657139" calcext:value-type="float">
            <text:p>-0.1734706487</text:p>
          </table:table-cell>
          <table:table-cell table:formula="of:=([.G10]-[.E10])*[.C10]" office:value-type="float" office:value="-0.194331220931611" calcext:value-type="float">
            <text:p>-0.1943312209</text:p>
          </table:table-cell>
          <table:table-cell table:formula="of:=([.G10]-[.E10])*[.D10]" office:value-type="float" office:value="0.260587581203509" calcext:value-type="float">
            <text:p>0.2605875812</text:p>
          </table:table-cell>
          <table:table-cell table:formula="of:=[.L10]+((0.1/20)*0.5)" office:value-type="float" office:value="-0.191831220931611" calcext:value-type="float">
            <text:p>-0.1918312209</text:p>
          </table:table-cell>
          <table:table-cell table:formula="of:=[.M10]+((0.1/20)*-0.5)" office:value-type="float" office:value="0.258087581203509" calcext:value-type="float">
            <text:p>0.25808758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.47880270002868" calcext:value-type="float">
            <text:p>-1.4788027</text:p>
          </table:table-cell>
          <table:table-cell office:value-type="float" office:value="-1.38339507762723" calcext:value-type="float">
            <text:p>-1.3833950776</text:p>
          </table:table-cell>
          <table:table-cell office:value-type="float" office:value="0" calcext:value-type="float">
            <text:p>0</text:p>
          </table:table-cell>
          <table:table-cell table:formula="of:=0.25*[.B11]+0.5*[.C11]-0.5*[.D11]" office:value-type="float" office:value="0.202296188799275" calcext:value-type="float">
            <text:p>0.2022961888</text:p>
          </table:table-cell>
          <table:table-cell table:formula="of:=1/(1+EXP(-[.F11]))" office:value-type="float" office:value="0.550402276817448" calcext:value-type="float">
            <text:p>0.5504022768</text:p>
          </table:table-cell>
          <table:table-cell table:formula="of:=LOG([.G11];EXP(1))" office:value-type="float" office:value="-0.597105855711951" calcext:value-type="float">
            <text:p>-0.5971058557</text:p>
          </table:table-cell>
          <table:table-cell table:formula="of:=LOG(1-[.G11];EXP(1))" office:value-type="float" office:value="-0.799402044511226" calcext:value-type="float">
            <text:p>-0.7994020445</text:p>
          </table:table-cell>
          <table:table-cell table:formula="of:=-1*[.E11]*[.H11]-(1-[.E11])*[.I11]" office:value-type="float" office:value="0.799402044511226" calcext:value-type="float">
            <text:p>0.7994020445</text:p>
          </table:table-cell>
          <table:table-cell table:formula="of:=([.G11]-[.E11])*[.B11]" office:value-type="float" office:value="0.550402276817448" calcext:value-type="float">
            <text:p>0.5504022768</text:p>
          </table:table-cell>
          <table:table-cell table:formula="of:=([.G11]-[.E11])*[.C11]" office:value-type="float" office:value="-0.813936373059574" calcext:value-type="float">
            <text:p>-0.8139363731</text:p>
          </table:table-cell>
          <table:table-cell table:formula="of:=([.G11]-[.E11])*[.D11]" office:value-type="float" office:value="-0.761423800464077" calcext:value-type="float">
            <text:p>-0.7614238005</text:p>
          </table:table-cell>
          <table:table-cell table:formula="of:=[.L11]+((0.1/20)*0.5)" office:value-type="float" office:value="-0.811436373059574" calcext:value-type="float">
            <text:p>-0.8114363731</text:p>
          </table:table-cell>
          <table:table-cell table:formula="of:=[.M11]+((0.1/20)*-0.5)" office:value-type="float" office:value="-0.763923800464077" calcext:value-type="float">
            <text:p>-0.763923800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2.71825520710378" calcext:value-type="float">
            <text:p>-2.7182552071</text:p>
          </table:table-cell>
          <table:table-cell office:value-type="float" office:value="0.00729674241059409" calcext:value-type="float">
            <text:p>0.0072967424</text:p>
          </table:table-cell>
          <table:table-cell office:value-type="float" office:value="0" calcext:value-type="float">
            <text:p>0</text:p>
          </table:table-cell>
          <table:table-cell table:formula="of:=0.25*[.B12]+0.5*[.C12]-0.5*[.D12]" office:value-type="float" office:value="-1.11277597475719" calcext:value-type="float">
            <text:p>-1.1127759748</text:p>
          </table:table-cell>
          <table:table-cell table:formula="of:=1/(1+EXP(-[.F12]))" office:value-type="float" office:value="0.247353723355206" calcext:value-type="float">
            <text:p>0.2473537234</text:p>
          </table:table-cell>
          <table:table-cell table:formula="of:=LOG([.G12];EXP(1))" office:value-type="float" office:value="-1.39693588843928" calcext:value-type="float">
            <text:p>-1.3969358884</text:p>
          </table:table-cell>
          <table:table-cell table:formula="of:=LOG(1-[.G12];EXP(1))" office:value-type="float" office:value="-0.284159913682089" calcext:value-type="float">
            <text:p>-0.2841599137</text:p>
          </table:table-cell>
          <table:table-cell table:formula="of:=-1*[.E12]*[.H12]-(1-[.E12])*[.I12]" office:value-type="float" office:value="0.284159913682089" calcext:value-type="float">
            <text:p>0.2841599137</text:p>
          </table:table-cell>
          <table:table-cell table:formula="of:=([.G12]-[.E12])*[.B12]" office:value-type="float" office:value="0.247353723355206" calcext:value-type="float">
            <text:p>0.2473537234</text:p>
          </table:table-cell>
          <table:table-cell table:formula="of:=([.G12]-[.E12])*[.C12]" office:value-type="float" office:value="-0.672370546506797" calcext:value-type="float">
            <text:p>-0.6723705465</text:p>
          </table:table-cell>
          <table:table-cell table:formula="of:=([.G12]-[.E12])*[.D12]" office:value-type="float" office:value="0.00180487640362429" calcext:value-type="float">
            <text:p>0.0018048764</text:p>
          </table:table-cell>
          <table:table-cell table:formula="of:=[.L12]+((0.1/20)*0.5)" office:value-type="float" office:value="-0.669870546506797" calcext:value-type="float">
            <text:p>-0.6698705465</text:p>
          </table:table-cell>
          <table:table-cell table:formula="of:=[.M12]+((0.1/20)*-0.5)" office:value-type="float" office:value="-0.000695123596375712" calcext:value-type="float">
            <text:p>-0.000695123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.45855641264383" calcext:value-type="float">
            <text:p>-1.4585564126</text:p>
          </table:table-cell>
          <table:table-cell office:value-type="float" office:value="1.39127997112677" calcext:value-type="float">
            <text:p>1.3912799711</text:p>
          </table:table-cell>
          <table:table-cell office:value-type="float" office:value="0" calcext:value-type="float">
            <text:p>0</text:p>
          </table:table-cell>
          <table:table-cell table:formula="of:=0.25*[.B13]+0.5*[.C13]-0.5*[.D13]" office:value-type="float" office:value="-1.1749181918853" calcext:value-type="float">
            <text:p>-1.1749181919</text:p>
          </table:table-cell>
          <table:table-cell table:formula="of:=1/(1+EXP(-[.F13]))" office:value-type="float" office:value="0.235967148795183" calcext:value-type="float">
            <text:p>0.2359671488</text:p>
          </table:table-cell>
          <table:table-cell table:formula="of:=LOG([.G13];EXP(1))" office:value-type="float" office:value="-1.44406268366616" calcext:value-type="float">
            <text:p>-1.4440626837</text:p>
          </table:table-cell>
          <table:table-cell table:formula="of:=LOG(1-[.G13];EXP(1))" office:value-type="float" office:value="-0.269144491780861" calcext:value-type="float">
            <text:p>-0.2691444918</text:p>
          </table:table-cell>
          <table:table-cell table:formula="of:=-1*[.E13]*[.H13]-(1-[.E13])*[.I13]" office:value-type="float" office:value="0.269144491780861" calcext:value-type="float">
            <text:p>0.2691444918</text:p>
          </table:table-cell>
          <table:table-cell table:formula="of:=([.G13]-[.E13])*[.B13]" office:value-type="float" office:value="0.235967148795183" calcext:value-type="float">
            <text:p>0.2359671488</text:p>
          </table:table-cell>
          <table:table-cell table:formula="of:=([.G13]-[.E13])*[.C13]" office:value-type="float" office:value="-0.344171398048495" calcext:value-type="float">
            <text:p>-0.344171398</text:p>
          </table:table-cell>
          <table:table-cell table:formula="of:=([.G13]-[.E13])*[.D13]" office:value-type="float" office:value="0.328296367962628" calcext:value-type="float">
            <text:p>0.328296368</text:p>
          </table:table-cell>
          <table:table-cell table:formula="of:=[.L13]+((0.1/20)*0.5)" office:value-type="float" office:value="-0.341671398048495" calcext:value-type="float">
            <text:p>-0.341671398</text:p>
          </table:table-cell>
          <table:table-cell table:formula="of:=[.M13]+((0.1/20)*-0.5)" office:value-type="float" office:value="0.325796367962628" calcext:value-type="float">
            <text:p>0.32579636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14213242112334" calcext:value-type="float">
            <text:p>1.1421324211</text:p>
          </table:table-cell>
          <table:table-cell office:value-type="float" office:value="1.49612681060531" calcext:value-type="float">
            <text:p>1.4961268106</text:p>
          </table:table-cell>
          <table:table-cell office:value-type="float" office:value="1" calcext:value-type="float">
            <text:p>1</text:p>
          </table:table-cell>
          <table:table-cell table:formula="of:=0.25*[.B14]+0.5*[.C14]-0.5*[.D14]" office:value-type="float" office:value="0.0730028052590155" calcext:value-type="float">
            <text:p>0.0730028053</text:p>
          </table:table-cell>
          <table:table-cell table:formula="of:=1/(1+EXP(-[.F14]))" office:value-type="float" office:value="0.518242600176959" calcext:value-type="float">
            <text:p>0.5182426002</text:p>
          </table:table-cell>
          <table:table-cell table:formula="of:=LOG([.G14];EXP(1))" office:value-type="float" office:value="-0.657311806249694" calcext:value-type="float">
            <text:p>-0.6573118062</text:p>
          </table:table-cell>
          <table:table-cell table:formula="of:=LOG(1-[.G14];EXP(1))" office:value-type="float" office:value="-0.730314611508709" calcext:value-type="float">
            <text:p>-0.7303146115</text:p>
          </table:table-cell>
          <table:table-cell table:formula="of:=-1*[.E14]*[.H14]-(1-[.E14])*[.I14]" office:value-type="float" office:value="0.657311806249694" calcext:value-type="float">
            <text:p>0.6573118062</text:p>
          </table:table-cell>
          <table:table-cell table:formula="of:=([.G14]-[.E14])*[.B14]" office:value-type="float" office:value="-0.481757399823041" calcext:value-type="float">
            <text:p>-0.4817573998</text:p>
          </table:table-cell>
          <table:table-cell table:formula="of:=([.G14]-[.E14])*[.C14]" office:value-type="float" office:value="-0.550230745453975" calcext:value-type="float">
            <text:p>-0.5502307455</text:p>
          </table:table-cell>
          <table:table-cell table:formula="of:=([.G14]-[.E14])*[.D14]" office:value-type="float" office:value="-0.720770162082753" calcext:value-type="float">
            <text:p>-0.7207701621</text:p>
          </table:table-cell>
          <table:table-cell table:formula="of:=[.L14]+((0.1/20)*0.5)" office:value-type="float" office:value="-0.547730745453975" calcext:value-type="float">
            <text:p>-0.5477307455</text:p>
          </table:table-cell>
          <table:table-cell table:formula="of:=[.M14]+((0.1/20)*-0.5)" office:value-type="float" office:value="-0.723270162082753" calcext:value-type="float">
            <text:p>-0.72327016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.69274997412323" calcext:value-type="float">
            <text:p>2.6927499741</text:p>
          </table:table-cell>
          <table:table-cell office:value-type="float" office:value="0.22544156015562" calcext:value-type="float">
            <text:p>0.2254415602</text:p>
          </table:table-cell>
          <table:table-cell office:value-type="float" office:value="0" calcext:value-type="float">
            <text:p>0</text:p>
          </table:table-cell>
          <table:table-cell table:formula="of:=0.25*[.B15]+0.5*[.C15]-0.5*[.D15]" office:value-type="float" office:value="1.48365420698381" calcext:value-type="float">
            <text:p>1.483654207</text:p>
          </table:table-cell>
          <table:table-cell table:formula="of:=1/(1+EXP(-[.F15]))" office:value-type="float" office:value="0.815123892726926" calcext:value-type="float">
            <text:p>0.8151238927</text:p>
          </table:table-cell>
          <table:table-cell table:formula="of:=LOG([.G15];EXP(1))" office:value-type="float" office:value="-0.204415161678617" calcext:value-type="float">
            <text:p>-0.2044151617</text:p>
          </table:table-cell>
          <table:table-cell table:formula="of:=LOG(1-[.G15];EXP(1))" office:value-type="float" office:value="-1.68806936866242" calcext:value-type="float">
            <text:p>-1.6880693687</text:p>
          </table:table-cell>
          <table:table-cell table:formula="of:=-1*[.E15]*[.H15]-(1-[.E15])*[.I15]" office:value-type="float" office:value="1.68806936866242" calcext:value-type="float">
            <text:p>1.6880693687</text:p>
          </table:table-cell>
          <table:table-cell table:formula="of:=([.G15]-[.E15])*[.B15]" office:value-type="float" office:value="0.815123892726926" calcext:value-type="float">
            <text:p>0.8151238927</text:p>
          </table:table-cell>
          <table:table-cell table:formula="of:=([.G15]-[.E15])*[.C15]" office:value-type="float" office:value="2.19492484104766" calcext:value-type="float">
            <text:p>2.194924841</text:p>
          </table:table-cell>
          <table:table-cell table:formula="of:=([.G15]-[.E15])*[.D15]" office:value-type="float" office:value="0.183762802096481" calcext:value-type="float">
            <text:p>0.1837628021</text:p>
          </table:table-cell>
          <table:table-cell table:formula="of:=[.L15]+((0.1/20)*0.5)" office:value-type="float" office:value="2.19742484104766" calcext:value-type="float">
            <text:p>2.197424841</text:p>
          </table:table-cell>
          <table:table-cell table:formula="of:=[.M15]+((0.1/20)*-0.5)" office:value-type="float" office:value="0.181262802096481" calcext:value-type="float">
            <text:p>0.18126280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76766561916697" calcext:value-type="float">
            <text:p>1.7676656192</text:p>
          </table:table-cell>
          <table:table-cell office:value-type="float" office:value="-1.25251362102412" calcext:value-type="float">
            <text:p>-1.252513621</text:p>
          </table:table-cell>
          <table:table-cell office:value-type="float" office:value="1" calcext:value-type="float">
            <text:p>1</text:p>
          </table:table-cell>
          <table:table-cell table:formula="of:=0.25*[.B16]+0.5*[.C16]-0.5*[.D16]" office:value-type="float" office:value="1.76008962009555" calcext:value-type="float">
            <text:p>1.7600896201</text:p>
          </table:table-cell>
          <table:table-cell table:formula="of:=1/(1+EXP(-[.F16]))" office:value-type="float" office:value="0.853220884127206" calcext:value-type="float">
            <text:p>0.8532208841</text:p>
          </table:table-cell>
          <table:table-cell table:formula="of:=LOG([.G16];EXP(1))" office:value-type="float" office:value="-0.158736815273343" calcext:value-type="float">
            <text:p>-0.1587368153</text:p>
          </table:table-cell>
          <table:table-cell table:formula="of:=LOG(1-[.G16];EXP(1))" office:value-type="float" office:value="-1.91882643536889" calcext:value-type="float">
            <text:p>-1.9188264354</text:p>
          </table:table-cell>
          <table:table-cell table:formula="of:=-1*[.E16]*[.H16]-(1-[.E16])*[.I16]" office:value-type="float" office:value="0.158736815273343" calcext:value-type="float">
            <text:p>0.1587368153</text:p>
          </table:table-cell>
          <table:table-cell table:formula="of:=([.G16]-[.E16])*[.B16]" office:value-type="float" office:value="-0.146779115872794" calcext:value-type="float">
            <text:p>-0.1467791159</text:p>
          </table:table-cell>
          <table:table-cell table:formula="of:=([.G16]-[.E16])*[.C16]" office:value-type="float" office:value="-0.259456396740063" calcext:value-type="float">
            <text:p>-0.2594563967</text:p>
          </table:table-cell>
          <table:table-cell table:formula="of:=([.G16]-[.E16])*[.D16]" office:value-type="float" office:value="0.183842841912553" calcext:value-type="float">
            <text:p>0.1838428419</text:p>
          </table:table-cell>
          <table:table-cell table:formula="of:=[.L16]+((0.1/20)*0.5)" office:value-type="float" office:value="-0.256956396740063" calcext:value-type="float">
            <text:p>-0.2569563967</text:p>
          </table:table-cell>
          <table:table-cell table:formula="of:=[.M16]+((0.1/20)*-0.5)" office:value-type="float" office:value="0.181342841912553" calcext:value-type="float">
            <text:p>0.18134284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0.782602354043737" calcext:value-type="float">
            <text:p>-0.782602354</text:p>
          </table:table-cell>
          <table:table-cell office:value-type="float" office:value="-1.5789135552968" calcext:value-type="float">
            <text:p>-1.5789135553</text:p>
          </table:table-cell>
          <table:table-cell office:value-type="float" office:value="1" calcext:value-type="float">
            <text:p>1</text:p>
          </table:table-cell>
          <table:table-cell table:formula="of:=0.25*[.B17]+0.5*[.C17]-0.5*[.D17]" office:value-type="float" office:value="0.648155600626529" calcext:value-type="float">
            <text:p>0.6481556006</text:p>
          </table:table-cell>
          <table:table-cell table:formula="of:=1/(1+EXP(-[.F17]))" office:value-type="float" office:value="0.65659471121025" calcext:value-type="float">
            <text:p>0.6565947112</text:p>
          </table:table-cell>
          <table:table-cell table:formula="of:=LOG([.G17];EXP(1))" office:value-type="float" office:value="-0.420688328759375" calcext:value-type="float">
            <text:p>-0.4206883288</text:p>
          </table:table-cell>
          <table:table-cell table:formula="of:=LOG(1-[.G17];EXP(1))" office:value-type="float" office:value="-1.0688439293859" calcext:value-type="float">
            <text:p>-1.0688439294</text:p>
          </table:table-cell>
          <table:table-cell table:formula="of:=-1*[.E17]*[.H17]-(1-[.E17])*[.I17]" office:value-type="float" office:value="0.420688328759375" calcext:value-type="float">
            <text:p>0.4206883288</text:p>
          </table:table-cell>
          <table:table-cell table:formula="of:=([.G17]-[.E17])*[.B17]" office:value-type="float" office:value="-0.34340528878975" calcext:value-type="float">
            <text:p>-0.3434052888</text:p>
          </table:table-cell>
          <table:table-cell table:formula="of:=([.G17]-[.E17])*[.C17]" office:value-type="float" office:value="0.268749787397928" calcext:value-type="float">
            <text:p>0.2687497874</text:p>
          </table:table-cell>
          <table:table-cell table:formula="of:=([.G17]-[.E17])*[.D17]" office:value-type="float" office:value="0.542207265430747" calcext:value-type="float">
            <text:p>0.5422072654</text:p>
          </table:table-cell>
          <table:table-cell table:formula="of:=[.L17]+((0.1/20)*0.5)" office:value-type="float" office:value="0.271249787397928" calcext:value-type="float">
            <text:p>0.2712497874</text:p>
          </table:table-cell>
          <table:table-cell table:formula="of:=[.M17]+((0.1/20)*-0.5)" office:value-type="float" office:value="0.539707265430747" calcext:value-type="float">
            <text:p>0.53970726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2.6133493321023" calcext:value-type="float">
            <text:p>-2.6133493321</text:p>
          </table:table-cell>
          <table:table-cell office:value-type="float" office:value="-0.453667648362518" calcext:value-type="float">
            <text:p>-0.4536676484</text:p>
          </table:table-cell>
          <table:table-cell office:value-type="float" office:value="0" calcext:value-type="float">
            <text:p>0</text:p>
          </table:table-cell>
          <table:table-cell table:formula="of:=0.25*[.B18]+0.5*[.C18]-0.5*[.D18]" office:value-type="float" office:value="-0.829840841869892" calcext:value-type="float">
            <text:p>-0.8298408419</text:p>
          </table:table-cell>
          <table:table-cell table:formula="of:=1/(1+EXP(-[.F18]))" office:value-type="float" office:value="0.303678724377522" calcext:value-type="float">
            <text:p>0.3036787244</text:p>
          </table:table-cell>
          <table:table-cell table:formula="of:=LOG([.G18];EXP(1))" office:value-type="float" office:value="-1.1917849641176" calcext:value-type="float">
            <text:p>-1.1917849641</text:p>
          </table:table-cell>
          <table:table-cell table:formula="of:=LOG(1-[.G18];EXP(1))" office:value-type="float" office:value="-0.361944122247706" calcext:value-type="float">
            <text:p>-0.3619441222</text:p>
          </table:table-cell>
          <table:table-cell table:formula="of:=-1*[.E18]*[.H18]-(1-[.E18])*[.I18]" office:value-type="float" office:value="0.361944122247706" calcext:value-type="float">
            <text:p>0.3619441222</text:p>
          </table:table-cell>
          <table:table-cell table:formula="of:=([.G18]-[.E18])*[.B18]" office:value-type="float" office:value="0.303678724377522" calcext:value-type="float">
            <text:p>0.3036787244</text:p>
          </table:table-cell>
          <table:table-cell table:formula="of:=([.G18]-[.E18])*[.C18]" office:value-type="float" office:value="-0.793618591525677" calcext:value-type="float">
            <text:p>-0.7936185915</text:p>
          </table:table-cell>
          <table:table-cell table:formula="of:=([.G18]-[.E18])*[.D18]" office:value-type="float" office:value="-0.13776921274608" calcext:value-type="float">
            <text:p>-0.1377692127</text:p>
          </table:table-cell>
          <table:table-cell table:formula="of:=[.L18]+((0.1/20)*0.5)" office:value-type="float" office:value="-0.791118591525677" calcext:value-type="float">
            <text:p>-0.7911185915</text:p>
          </table:table-cell>
          <table:table-cell table:formula="of:=[.M18]+((0.1/20)*-0.5)" office:value-type="float" office:value="-0.14026921274608" calcext:value-type="float">
            <text:p>-0.140269212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2.04139498630394" calcext:value-type="float">
            <text:p>-2.0413949863</text:p>
          </table:table-cell>
          <table:table-cell office:value-type="float" office:value="1.08867820228071" calcext:value-type="float">
            <text:p>1.0886782023</text:p>
          </table:table-cell>
          <table:table-cell office:value-type="float" office:value="0" calcext:value-type="float">
            <text:p>0</text:p>
          </table:table-cell>
          <table:table-cell table:formula="of:=0.25*[.B19]+0.5*[.C19]-0.5*[.D19]" office:value-type="float" office:value="-1.31503659429232" calcext:value-type="float">
            <text:p>-1.3150365943</text:p>
          </table:table-cell>
          <table:table-cell table:formula="of:=1/(1+EXP(-[.F19]))" office:value-type="float" office:value="0.211645260113297" calcext:value-type="float">
            <text:p>0.2116452601</text:p>
          </table:table-cell>
          <table:table-cell table:formula="of:=LOG([.G19];EXP(1))" office:value-type="float" office:value="-1.55284370719488" calcext:value-type="float">
            <text:p>-1.5528437072</text:p>
          </table:table-cell>
          <table:table-cell table:formula="of:=LOG(1-[.G19];EXP(1))" office:value-type="float" office:value="-0.237807112902561" calcext:value-type="float">
            <text:p>-0.2378071129</text:p>
          </table:table-cell>
          <table:table-cell table:formula="of:=-1*[.E19]*[.H19]-(1-[.E19])*[.I19]" office:value-type="float" office:value="0.237807112902561" calcext:value-type="float">
            <text:p>0.2378071129</text:p>
          </table:table-cell>
          <table:table-cell table:formula="of:=([.G19]-[.E19])*[.B19]" office:value-type="float" office:value="0.211645260113297" calcext:value-type="float">
            <text:p>0.2116452601</text:p>
          </table:table-cell>
          <table:table-cell table:formula="of:=([.G19]-[.E19])*[.C19]" office:value-type="float" office:value="-0.432051572870277" calcext:value-type="float">
            <text:p>-0.4320515729</text:p>
          </table:table-cell>
          <table:table-cell table:formula="of:=([.G19]-[.E19])*[.D19]" office:value-type="float" office:value="0.230413581301376" calcext:value-type="float">
            <text:p>0.2304135813</text:p>
          </table:table-cell>
          <table:table-cell table:formula="of:=[.L19]+((0.1/20)*0.5)" office:value-type="float" office:value="-0.429551572870277" calcext:value-type="float">
            <text:p>-0.4295515729</text:p>
          </table:table-cell>
          <table:table-cell table:formula="of:=[.M19]+((0.1/20)*-0.5)" office:value-type="float" office:value="0.227913581301376" calcext:value-type="float">
            <text:p>0.22791358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40740849552695" calcext:value-type="float">
            <text:p>0.4074084955</text:p>
          </table:table-cell>
          <table:table-cell office:value-type="float" office:value="1.63009833444381" calcext:value-type="float">
            <text:p>1.6300983344</text:p>
          </table:table-cell>
          <table:table-cell office:value-type="float" office:value="1" calcext:value-type="float">
            <text:p>1</text:p>
          </table:table-cell>
          <table:table-cell table:formula="of:=0.25*[.B20]+0.5*[.C20]-0.5*[.D20]" office:value-type="float" office:value="-0.36134491945843" calcext:value-type="float">
            <text:p>-0.3613449195</text:p>
          </table:table-cell>
          <table:table-cell table:formula="of:=1/(1+EXP(-[.F20]))" office:value-type="float" office:value="0.410634037897466" calcext:value-type="float">
            <text:p>0.4106340379</text:p>
          </table:table-cell>
          <table:table-cell table:formula="of:=LOG([.G20];EXP(1))" office:value-type="float" office:value="-0.890052879885106" calcext:value-type="float">
            <text:p>-0.8900528799</text:p>
          </table:table-cell>
          <table:table-cell table:formula="of:=LOG(1-[.G20];EXP(1))" office:value-type="float" office:value="-0.528707960426676" calcext:value-type="float">
            <text:p>-0.5287079604</text:p>
          </table:table-cell>
          <table:table-cell table:formula="of:=-1*[.E20]*[.H20]-(1-[.E20])*[.I20]" office:value-type="float" office:value="0.890052879885106" calcext:value-type="float">
            <text:p>0.8900528799</text:p>
          </table:table-cell>
          <table:table-cell table:formula="of:=([.G20]-[.E20])*[.B20]" office:value-type="float" office:value="-0.589365962102534" calcext:value-type="float">
            <text:p>-0.5893659621</text:p>
          </table:table-cell>
          <table:table-cell table:formula="of:=([.G20]-[.E20])*[.C20]" office:value-type="float" office:value="-0.240112699934986" calcext:value-type="float">
            <text:p>-0.2401126999</text:p>
          </table:table-cell>
          <table:table-cell table:formula="of:=([.G20]-[.E20])*[.D20]" office:value-type="float" office:value="-0.960724473201214" calcext:value-type="float">
            <text:p>-0.9607244732</text:p>
          </table:table-cell>
          <table:table-cell table:formula="of:=[.L20]+((0.1/20)*0.5)" office:value-type="float" office:value="-0.237612699934986" calcext:value-type="float">
            <text:p>-0.2376126999</text:p>
          </table:table-cell>
          <table:table-cell table:formula="of:=[.M20]+((0.1/20)*-0.5)" office:value-type="float" office:value="-0.963224473201214" calcext:value-type="float">
            <text:p>-0.96322447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.4816424854309" calcext:value-type="float">
            <text:p>2.4816424854</text:p>
          </table:table-cell>
          <table:table-cell office:value-type="float" office:value="0.672813575502904" calcext:value-type="float">
            <text:p>0.6728135755</text:p>
          </table:table-cell>
          <table:table-cell office:value-type="float" office:value="0" calcext:value-type="float">
            <text:p>0</text:p>
          </table:table-cell>
          <table:table-cell table:formula="of:=0.25*[.B21]+0.5*[.C21]-0.5*[.D21]" office:value-type="float" office:value="1.154414454964" calcext:value-type="float">
            <text:p>1.154414455</text:p>
          </table:table-cell>
          <table:table-cell table:formula="of:=1/(1+EXP(-[.F21]))" office:value-type="float" office:value="0.760316311209864" calcext:value-type="float">
            <text:p>0.7603163112</text:p>
          </table:table-cell>
          <table:table-cell table:formula="of:=LOG([.G21];EXP(1))" office:value-type="float" office:value="-0.274020733328177" calcext:value-type="float">
            <text:p>-0.2740207333</text:p>
          </table:table-cell>
          <table:table-cell table:formula="of:=LOG(1-[.G21];EXP(1))" office:value-type="float" office:value="-1.42843518829217" calcext:value-type="float">
            <text:p>-1.4284351883</text:p>
          </table:table-cell>
          <table:table-cell table:formula="of:=-1*[.E21]*[.H21]-(1-[.E21])*[.I21]" office:value-type="float" office:value="1.42843518829217" calcext:value-type="float">
            <text:p>1.4284351883</text:p>
          </table:table-cell>
          <table:table-cell table:formula="of:=([.G21]-[.E21])*[.B21]" office:value-type="float" office:value="0.760316311209864" calcext:value-type="float">
            <text:p>0.7603163112</text:p>
          </table:table-cell>
          <table:table-cell table:formula="of:=([.G21]-[.E21])*[.C21]" office:value-type="float" office:value="1.8868332602645" calcext:value-type="float">
            <text:p>1.8868332603</text:p>
          </table:table-cell>
          <table:table-cell table:formula="of:=([.G21]-[.E21])*[.D21]" office:value-type="float" office:value="0.511551135858287" calcext:value-type="float">
            <text:p>0.5115511359</text:p>
          </table:table-cell>
          <table:table-cell table:formula="of:=[.L21]+((0.1/20)*0.5)" office:value-type="float" office:value="1.8893332602645" calcext:value-type="float">
            <text:p>1.8893332603</text:p>
          </table:table-cell>
          <table:table-cell table:formula="of:=[.M21]+((0.1/20)*-0.5)" office:value-type="float" office:value="0.509051135858287" calcext:value-type="float">
            <text:p>0.509051135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formula="of:=LOG(10;EXP(1))" office:value-type="float" office:value="2.30258509299405" calcext:value-type="float">
            <text:p>2.302585093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formula="of:=SUM([.J2:.J21])" office:value-type="float" office:value="15.3167419354945" calcext:value-type="float">
            <text:p>15.3167419355</text:p>
          </table:table-cell>
          <table:table-cell table:formula="of:=SUM([.K2:.K21])" office:value-type="float" office:value="3.16707234490114" calcext:value-type="float">
            <text:p>3.1670723449</text:p>
          </table:table-cell>
          <table:table-cell table:formula="of:=SUM([.L2:.L21])" office:value-type="float" office:value="4.43100054862354" calcext:value-type="float">
            <text:p>4.4310005486</text:p>
          </table:table-cell>
          <table:table-cell table:formula="of:=SUM([.M2:.M21])" office:value-type="float" office:value="-2.09811975327481" calcext:value-type="float">
            <text:p>-2.098119753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costo </text:p>
          </table:table-cell>
          <table:table-cell table:formula="of:=[.J23]/20" office:value-type="float" office:value="0.765837096774727" calcext:value-type="float">
            <text:p>0.7658370968</text:p>
          </table:table-cell>
          <table:table-cell table:formula="of:=[.K23]/20" office:value-type="float" office:value="0.158353617245057" calcext:value-type="float">
            <text:p>0.1583536172</text:p>
          </table:table-cell>
          <table:table-cell table:formula="of:=[.L23]/20" office:value-type="float" office:value="0.221550027431177" calcext:value-type="float">
            <text:p>0.2215500274</text:p>
          </table:table-cell>
          <table:table-cell table:formula="of:=[.M23]/20" office:value-type="float" office:value="-0.104905987663741" calcext:value-type="float">
            <text:p>-0.1049059877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Reg</text:p>
          </table:table-cell>
          <table:table-cell table:formula="of:=[.K24]" office:value-type="float" office:value="0.158353617245057" calcext:value-type="float">
            <text:p>0.1583536172</text:p>
          </table:table-cell>
          <table:table-cell table:formula="of:=[.L24]+((0.1/20)*0.5)" office:value-type="float" office:value="0.224050027431177" calcext:value-type="float">
            <text:p>0.2240500274</text:p>
          </table:table-cell>
          <table:table-cell table:formula="of:=[.M24]+((0.1/20)*-0.5)" office:value-type="float" office:value="-0.107405987663741" calcext:value-type="float">
            <text:p>-0.107405987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Leal</meta:initial-creator>
    <meta:creation-date>2016-06-20T00:32:46.461121583</meta:creation-date>
    <dc:date>2016-06-20T01:17:50.137844103</dc:date>
    <dc:creator>Luis Leal</dc:creator>
    <meta:editing-duration>PT29M52S</meta:editing-duration>
    <meta:editing-cycles>3</meta:editing-cycles>
    <meta:generator>LibreOffice/4.3.3.2$Linux_X86_64 LibreOffice_project/430m0$Build-2</meta:generator>
    <meta:document-statistic meta:table-count="1" meta:cell-count="309" meta:object-count="0"/>
  </office:meta>
</office:document-meta>
</file>